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ChapterTitle" style:master-page-name="First_20_Page">
      <style:paragraph-properties style:page-number="auto"/>
    </style:style>
    <style:style style:name="P12" style:family="paragraph">
      <style:paragraph-properties fo:text-align="center"/>
    </style:style>
    <style:style style:name="P13" style:family="paragraph">
      <style:text-properties fo:font-size="10pt"/>
    </style:style>
    <style:style style:name="P14" style:family="paragraph">
      <style:paragraph-properties fo:text-align="center"/>
      <style:text-properties fo:font-size="10pt"/>
    </style:style>
    <style:style style:name="T1"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09in" style:run-through="foreground"/>
    </style:style>
    <style:style style:name="gr13" style:family="graphic">
      <style:graphic-properties draw:stroke="none" svg:stroke-color="#000000" draw:fill="none" draw:fill-color="#ffffff" fo:min-height="0.302in" style:run-through="foreground"/>
    </style:style>
    <style:style style:name="gr14" style:family="graphic">
      <style:graphic-properties draw:stroke="none" svg:stroke-color="#000000" draw:fill="none" draw:fill-color="#ffffff" fo:min-height="0.2189in" style:run-through="foreground"/>
    </style:style>
    <style:style style:name="gr15" style:family="graphic">
      <style:graphic-properties draw:stroke="none" svg:stroke-color="#000000" draw:fill="none" draw:fill-color="#ffffff" fo:min-height="0.3126in" style:run-through="foreground"/>
    </style:style>
    <style:style style:name="gr16" style:family="graphic">
      <style:graphic-properties svg:stroke-width="0.0201in" draw:marker-start="Arrowheads_20_2" draw:textarea-horizontal-align="center" draw:textarea-vertical-align="middle" fo:padding-top="0.0098in" fo:padding-bottom="0.0098in" fo:padding-left="0.0098in" fo:padding-right="0.0098in" style:run-through="foreground"/>
    </style:style>
    <style:style style:name="gr17" style:family="graphic">
      <style:graphic-properties svg:stroke-width="0.0201in" draw:marker-start="Arrowheads_20_2" draw:marker-end="" draw:textarea-horizontal-align="center" draw:textarea-vertical-align="middle" fo:padding-top="0.0098in" fo:padding-bottom="0.0098in" fo:padding-left="0.0098in" fo:padding-right="0.0098in" style:run-through="foreground"/>
    </style:style>
    <style:style style:name="gr18" style:family="graphic">
      <style:graphic-properties svg:stroke-width="0.0201in" draw:marker-end="Arrowheads_20_2" draw:textarea-horizontal-align="center" draw:textarea-vertical-align="middle" fo:padding-top="0.0098in" fo:padding-bottom="0.0098in" fo:padding-left="0.0098in" fo:padding-right="0.0098in" style:run-through="foreground"/>
    </style:style>
    <style:style style:name="gr19" style:family="graphic">
      <style:graphic-properties draw:stroke="none" svg:stroke-color="#000000" draw:fill="none" draw:fill-color="#ffffff" fo:min-height="0.2917in" style:run-through="foreground"/>
    </style:style>
    <style:style style:name="gr20" style:family="graphic">
      <style:graphic-properties draw:stroke="none" svg:stroke-color="#000000" draw:fill="none" draw:fill-color="#ffffff" fo:min-height="0.3752in" style:run-through="foreground"/>
    </style:style>
    <style:style style:name="gr21" style:family="graphic">
      <style:graphic-properties draw:stroke="none" svg:stroke-color="#000000" draw:fill="none" draw:fill-color="#ffffff" fo:min-height="0.2083in" style:run-through="foreground"/>
    </style:style>
    <style:style style:name="gr22" style:family="graphic">
      <style:graphic-properties draw:stroke="none" svg:stroke-color="#000000" draw:fill="none" draw:fill-color="#ffffff" fo:min-height="0.2398in" style:run-through="foreground"/>
    </style:style>
    <style:style style:name="gr23" style:family="graphic">
      <style:graphic-properties draw:stroke="none" svg:stroke-color="#000000" draw:fill="none" draw:fill-color="#ffffff" fo:min-height="0.25in" style:run-through="foreground"/>
    </style:style>
    <style:style style:name="gr24" style:family="graphic">
      <style:graphic-properties draw:stroke="none" svg:stroke-color="#000000" draw:fill="none" draw:fill-color="#ffffff" fo:min-height="0.3299in" style:run-through="foreground"/>
    </style:style>
    <style:style style:name="gr25" style:family="graphic">
      <style:graphic-properties draw:stroke="none" svg:stroke-color="#000000" draw:fill="none" draw:fill-color="#ffffff" fo:min-height="0.361in" style:run-through="foreground"/>
    </style:style>
    <style:style style:name="gr26" style:family="graphic">
      <style:graphic-properties draw:stroke="none" svg:stroke-color="#000000" draw:fill="none" draw:fill-color="#ffffff" fo:min-height="0.2811in" style:run-through="foreground"/>
    </style:style>
    <style:style style:name="gr27" style:family="graphic">
      <style:graphic-properties draw:stroke="none" svg:stroke-color="#000000" draw:fill="none" draw:fill-color="#ffffff"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201in" draw:marker-start="Arrowheads_20_2" draw:marker-e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201in" draw:marker-start="" draw:marker-end="Arrowheads_20_2"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0201in" draw:marker-start="Arrowheads_20_2"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1" text:outline-level="1">Interactive Tools</text:h>
      <text:h text:style-name="Heading_20_1" text:outline-level="2">Overview</text:h>
      <text:p text:style-name="Body">In this chapter, we learn about VisIt's interactive tools and how to use them. </text:p>
      <text:h text:style-name="Heading_20_1" text:outline-level="2"><draw:frame draw:style-name="fr2" draw:name="Frame1" text:anchor-type="paragraph" svg:x="4.8583in" svg:y="0.6193in" svg:width="2in" draw:z-index="3"><draw:text-box fo:min-height="4in"><text:p text:style-name="Frame_20_contents"><draw:frame draw:style-name="fr5" draw:name="graphics1" text:anchor-type="paragraph" svg:width="2in" svg:height="3.2437in" draw:z-index="4"><draw:image xlink:href="../images/InteractiveTools/vispopup.png" xlink:type="simple" xlink:show="embed" xlink:actuate="onLoad"/></draw:frame></text:p><text:p text:style-name="Figure">Figure <text:sequence text:ref-name="refFigure1" text:name="Figure" text:formula="ooow:Figure+1" style:num-format="1">1-2</text:sequence>: Tools menu</text:p></draw:text-box></draw:frame>Introduction to interactive tools</text:h>
      <text:p text:style-name="Body">An interactive tool is an object that can be added to a visualization window to set attributes for certain plots and operators such as the Streamline plot or Slice operator. You can turn interactive tools on and off by clicking on the tool icons in a visualization window's <text:span text:style-name="GUIText">Toolbar</text:span> or <text:span text:style-name="GUIText">Popup menu</text:span> (see <text:sequence-ref text:reference-format="category-and-value" text:ref-name="refFigure1">Figure 1-2</text:sequence-ref>). Note that some tools prefer to operate in visualization windows that contain plots of a certain dimension so some tools are not always available.</text:p>
      <text:p text:style-name="Body">Once you enable a tool, its appears in the visualization window. Tools have one or more small red rectangles called <text:alphabetical-index-mark-start text:id="IMark504310300" text:key1="Interactive tools"/><text:span text:style-name="Emphasis">hot points</text:span><text:alphabetical-index-mark-end text:id="IMark504310300"/> that cause the tool to perform an action when you click or drag the hot point with the mouse. When you use the mouse to manipulate a tool's hot point, all mouse events are delivered to the tool so it can respond to the mouse interaction. When the mouse is outside of a hot point, the mouse responds as it would if there were no tools activated so you can still rotate and zoom-in on plots while still having tools enabled.</text:p>
      <text:h text:style-name="Heading_20_1" text:outline-level="2"><text:soft-page-break/>Box Tool</text:h>
      <text:p text:style-name="Body"><draw:frame draw:style-name="fr3" draw:name="Frame2" text:anchor-type="paragraph" svg:width="6in" draw:z-index="5"><draw:text-box fo:min-height="6.5in"><text:p text:style-name="Frame_20_contents"><draw:frame draw:style-name="fr5" draw:name="graphics2" text:anchor-type="paragraph" svg:width="6in" svg:height="6in" draw:z-index="6"><draw:image xlink:href="../images/InteractiveTools/boxtool1.png" xlink:type="simple" xlink:show="embed" xlink:actuate="onLoad"/></draw:frame></text:p><text:p text:style-name="Figure">Figure <text:sequence text:ref-name="refFigure2" text:name="Figure" text:formula="ooow:Figure+1" style:num-format="1">1-3</text:sequence>: Vox tool with a plot restricted to the box</text:p></draw:text-box></draw:frame><draw:g text:anchor-type="paragraph" draw:z-index="7" draw:style-name="gr1"><draw:frame draw:style-name="gr12" draw:text-style-name="P13" svg:width="0.8961in" svg:height="0.2713in" svg:x="5.3807in" svg:y="2.1925in"><draw:text-box><text:p><text:span text:style-name="T1">Extend +Y</text:span></text:p></draw:text-box></draw:frame><draw:frame draw:style-name="gr13" draw:text-style-name="P13" svg:width="0.8232in" svg:height="0.3024in" svg:x="5.3807in" svg:y="2.8071in"><draw:text-box><text:p><text:span text:style-name="T1">Extend -Z</text:span></text:p></draw:text-box></draw:frame><draw:frame draw:style-name="gr14" draw:text-style-name="P13" svg:width="0.8961in" svg:height="0.2189in" svg:x="5.3807in" svg:y="3.3906in"><draw:text-box><text:p><text:span text:style-name="T1">Extend +X</text:span></text:p></draw:text-box></draw:frame><draw:frame draw:style-name="gr13" draw:text-style-name="P13" svg:width="0.8543in" svg:height="0.3024in" svg:x="5.3807in" svg:y="3.8181in"><draw:text-box><text:p><text:span text:style-name="T1">Box origin</text:span></text:p></draw:text-box></draw:frame><draw:frame draw:style-name="gr15" draw:text-style-name="P13" svg:width="0.8858in" svg:height="0.313in" svg:x="5.3807in" svg:y="4.3071in"><draw:text-box><text:p><text:span text:style-name="T1">Extend -Y</text:span></text:p></draw:text-box></draw:frame><draw:line draw:style-name="gr16" draw:text-style-name="P12" svg:x1="3.4118in" svg:y1="4.189in" svg:x2="5.3283in" svg:y2="4.3972in"><text:p/></draw:line><draw:line draw:style-name="gr16" draw:text-style-name="P12" svg:x1="3.6201in" svg:y1="3.6161in" svg:x2="5.3283in" svg:y2="3.9114in"><text:p/></draw:line><draw:line draw:style-name="gr16" draw:text-style-name="P12" svg:x1="4.2035in" svg:y1="3.4709in" svg:x2="5.3701in" svg:y2="3.4709in"><text:p/></draw:line><draw:line draw:style-name="gr17" draw:text-style-name="P12" svg:x1="4.2972in" svg:y1="2.9091in" svg:x2="5.3807in" svg:y2="2.9091in"><text:p/></draw:line><draw:line draw:style-name="gr18" draw:text-style-name="P12" svg:x1="5.3909in" svg:y1="2.2736in" svg:x2="3.4429in" svg:y2="2.2736in"><text:p/></draw:line><draw:frame draw:style-name="gr19" draw:text-style-name="P13" svg:width="0.9067in" svg:height="0.2921in" svg:x="5.3807in" svg:y="2.1925in"><draw:text-box><text:p><text:span text:style-name="T1">Extend +Y</text:span></text:p></draw:text-box></draw:frame><draw:frame draw:style-name="gr20" draw:text-style-name="P13" svg:width="0.7189in" svg:height="0.3752in" svg:x="5.3807in" svg:y="2.8181in"><draw:text-box><text:p><text:span text:style-name="T1">Extend -Z</text:span></text:p></draw:text-box></draw:frame><draw:frame draw:style-name="gr13" draw:text-style-name="P13" svg:width="0.8543in" svg:height="0.3024in" svg:x="5.3807in" svg:y="3.3906in"><draw:text-box><text:p><text:span text:style-name="T1">Extend +X</text:span></text:p></draw:text-box></draw:frame><draw:frame draw:style-name="gr21" draw:text-style-name="P13" svg:width="0.9587in" svg:height="0.2087in" svg:x="5.3807in" svg:y="3.8181in"><draw:text-box><text:p><text:span text:style-name="T1">Box origin</text:span></text:p></draw:text-box></draw:frame><draw:frame draw:style-name="gr22" draw:text-style-name="P13" svg:width="0.8858in" svg:height="0.2398in" svg:x="5.3807in" svg:y="4.3071in"><draw:text-box><text:p><text:span text:style-name="T1">Extend -Y</text:span></text:p></draw:text-box></draw:frame></draw:g><draw:g text:anchor-type="paragraph" draw:z-index="8" draw:style-name="gr1"><draw:frame draw:style-name="gr23" draw:text-style-name="P13" svg:width="0.9898in" svg:height="0.2504in" svg:x="0.7764in" svg:y="2.6161in"><draw:text-box><text:p><text:span text:style-name="T1">Resize XYZ</text:span></text:p></draw:text-box></draw:frame><draw:frame draw:style-name="gr15" draw:text-style-name="P13" svg:width="1.1461in" svg:height="0.313in" svg:x="0.8492in" svg:y="2.939in"><draw:text-box><text:p><text:span text:style-name="T1">Extend -X</text:span></text:p></draw:text-box></draw:frame><draw:frame draw:style-name="gr12" draw:text-style-name="P13" svg:width="1.0941in" svg:height="0.2713in" svg:x="0.8283in" svg:y="3.5433in"><draw:text-box><text:p><text:span text:style-name="T1">Extend +Z</text:span></text:p></draw:text-box></draw:frame><draw:line draw:style-name="gr16" draw:text-style-name="P12" svg:x1="2.3075in" svg:y1="3.6059in" svg:x2="1.4638in" svg:y2="3.6059in"><text:p/></draw:line><draw:line draw:style-name="gr16" draw:text-style-name="P12" svg:x1="2.6724in" svg:y1="3.0535in" svg:x2="1.4535in" svg:y2="3.0535in"><text:p/></draw:line><draw:line draw:style-name="gr17" draw:text-style-name="P12" svg:x1="3.1201in" svg:y1="2.7413in" svg:x2="1.4535in" svg:y2="2.7413in"><text:p/></draw:line><draw:frame draw:style-name="gr24" draw:text-style-name="P13" svg:width="0.813in" svg:height="0.3303in" svg:x="0.7764in" svg:y="2.6441in"><draw:text-box><text:p><text:span text:style-name="T1">Resize XYZ</text:span></text:p></draw:text-box></draw:frame><draw:frame draw:style-name="gr25" draw:text-style-name="P13" svg:width="0.813in" svg:height="0.3614in" svg:x="0.8492in" svg:y="2.9736in"><draw:text-box><text:p><text:span text:style-name="T1">Extend -X</text:span></text:p></draw:text-box></draw:frame><draw:frame draw:style-name="gr26" draw:text-style-name="P13" svg:width="0.7713in" svg:height="0.2815in" svg:x="0.8283in" svg:y="3.5327in"><draw:text-box><text:p><text:span text:style-name="T1">Extend +Z</text:span></text:p></draw:text-box></draw:frame></draw:g>The box tool, which is shown in <text:sequence-ref text:reference-format="category-and-value" text:ref-name="refFigure2">Figure 1-3</text:sequence-ref>, allows you to move an axis-aligned box around in 3D space. You can use the box tool with the Box and Clip operators or the Streamline plot to interactively restrict plots to a certain volume. The box tool is drawn as a box with five hotpoints that allow you to move the box in 3D space or resize it in any or all dimensions.</text:p>
      <text:p text:style-name="Body"><draw:frame draw:style-name="fr2" draw:name="Frame3" text:anchor-type="paragraph" svg:x="0.4626in" svg:y="0.4437in" svg:width="6in" draw:z-index="9"><draw:text-box fo:min-height="3.7874in"><text:p text:style-name="Frame_20_contents"><draw:frame draw:style-name="fr6" draw:name="graphics3" text:anchor-type="paragraph" svg:x="0in" svg:y="0.3957in" svg:width="6in" svg:height="3in" draw:z-index="10"><draw:image xlink:href="../images/InteractiveTools/boxtool2.png" xlink:type="simple" xlink:show="embed" xlink:actuate="onLoad"/></draw:frame><draw:frame text:anchor-type="paragraph" draw:z-index="11" draw:style-name="gr27" draw:text-style-name="P14" svg:width="2.615in" svg:height="0.448in" svg:x="0.1264in" svg:y="0.1307in"><draw:text-box><text:p text:style-name="P12"><text:span text:style-name="T1">Resize in Y</text:span></text:p></draw:text-box></draw:frame><draw:frame text:anchor-type="paragraph" draw:z-index="12" draw:style-name="gr28" draw:text-style-name="P14" svg:width="2.5732in" svg:height="0.5004in" svg:x="3.1366in" svg:y="0.1307in"><draw:text-box><text:p text:style-name="P12"><text:span text:style-name="T1">Moving box origin</text:span></text:p></draw:text-box></draw:frame></text:p><text:p text:style-name="Figure"><draw:line text:anchor-type="paragraph" draw:z-index="13" draw:style-name="gr29" draw:text-style-name="P12" svg:x1="1.4181in" svg:y1="0.7839in" svg:x2="1.4181in" svg:y2="0.1382in"><text:p/></draw:line><draw:line text:anchor-type="paragraph" draw:z-index="14" draw:style-name="gr30" draw:text-style-name="P12" svg:x1="4.4807in" svg:y1="0.1953in" svg:x2="4.4807in" svg:y2="0.8154in"><text:p/></draw:line>Figure <text:sequence text:ref-name="refFigure3" text:name="Figure" text:formula="ooow:Figure+1" style:num-format="1">1-4</text:sequence>: Box tool appearance while it is resized or moved</text:p></draw:text-box></draw:frame><text:soft-page-break/>You can move the box tool around the vis window by clicking on the origin hotpoint, which has the word <text:span text:style-name="Emphasis">"Origin" </text:span>next to it, and dragging it around the vis window. When you move the box tool, it moves in a plane that is parallel to the screen. You can move the box tool backward and forward along an axis by holding down the keyboard's <text:span text:style-name="Emphasis">Shift</text:span> key before you click and drag the origin hotpoint. When the box tool moves, red, green, and blue boxes appear to give a point of reference for the box with respect to the X, Y, and Z dimensions (see <text:sequence-ref text:reference-format="category-and-value" text:ref-name="refFigure3">Figure 1-4</text:sequence-ref>).</text:p>
      <text:p text:style-name="Body">You can extend one of the box's faces at a time by clicking on the appropriate hotpoint and moving the mouse up to extend the box or by moving the mouse down to shrink the box in the given dimension. Hotpoints for the box's back faces are drawn smaller than their front-facing counterparts. When the box is resized in a single dimension, reference planes are drawn in the dimension that is changing so you can see where the edges of the box are in relation to the bounding box for the visible plots. You can also resize all of the dimensions at the same time by clicking on the "Resize XYZ" hotpoint and dragging the mouse in an upward motion to scale the box to a larger size in X,Y, and Z or by dragging the mouse down to shrink the box. When all box dimensions are resized at the same time, the shape of the box remains the same but the scale of the box changes.</text:p>
      <text:h text:style-name="Heading_20_1" text:outline-level="2"><text:alphabetical-index-mark-start text:id="IMark504310300"/>Line Tool<text:alphabetical-index-mark-end text:id="IMark504310300"/></text:h>
      <text:p text:style-name="Body">It is common to create Curve plots when analysing a simulation database. Curve plots are created using VisIt's lineout mechanism where reference lines are drawn in a visualization window and <text:soft-page-break/>Curve plots are created in another visualization window using the path described by the reference lines. VisIt's line tool allows reference lines to be moved after they are initially drawn. The line tool allows the user to see a representation of a line in a visualization window and position the line relative to plots that exist in the window.</text:p>
      <text:p text:style-name="Body"><draw:frame draw:style-name="fr4" draw:name="Frame4" text:anchor-type="paragraph" svg:width="4in" draw:z-index="15"><draw:text-box fo:min-height="4in"><text:p text:style-name="Frame_20_contents"><draw:frame draw:style-name="fr5" draw:name="graphics4" text:anchor-type="paragraph" svg:width="4in" svg:height="4in" draw:z-index="16"><draw:image xlink:href="../images/InteractiveTools/line1.png" xlink:type="simple" xlink:show="embed" xlink:actuate="onLoad"/></draw:frame></text:p><text:p text:style-name="Figure">Figure <text:sequence text:ref-name="refFigure4" text:name="Figure" text:formula="ooow:Figure+1" style:num-format="1">1-5</text:sequence>: Line tool with a 2D plot</text:p></draw:text-box></draw:frame>The line tool is drawn as a thick line with three hot points positioned along the length of the line. Both of the line tool's endpoints, as well as its center, have a hotpoint. Since the line tool can be used for both 2D and 3D databases, the line tool's behavior is slightly different for 2D than it is for 3D. Clicking and dragging on either endpoint will move the selected endpoint causing the line to change shape. Another way of moving an endpoint is to hold down the <text:span text:style-name="Emphasis">Ctrl</text:span> key and then click on the point and move the mouse up and down to extend or shorten the line. Clicking and dragging the middle hot point moves the entire line tool.</text:p>
      <text:p text:style-name="Body">In 2D, the line endpoints can only be moved in the X-Y plane (<text:sequence-ref text:reference-format="category-and-value" text:ref-name="refFigure4">Figure 1-5</text:sequence-ref>). In 3D, the line endpoints can be moved in any dimension. Since it is more difficult to see how the line is oriented relative to plots in 3D, when the line tool is moved, 3D crosshairs appear. The crosshairs intersect the bounding box and show the position of the line endpoint relative to the plots. Clicking and dragging endpoints will move them in a plane that is perpendicular to the screen. Moving the endpoints, while first pressing and holding down the <text:span text:style-name="Emphasis">Shift</text:span> key, causes the selected endpoint to move back and forth in the dimension that most faces the screen. This allows <text:soft-page-break/>endpoints to be moved in one dimension at a time. An example of the line tool in 3D is shown in <text:sequence-ref text:reference-format="category-and-value" text:ref-name="refFigure5">Figure 1-6</text:sequence-ref>.</text:p>
      <text:p text:style-name="Body"><draw:frame draw:style-name="fr4" draw:name="Frame5" text:anchor-type="paragraph" svg:width="5in" draw:z-index="17"><draw:text-box fo:min-height="2in"><text:p text:style-name="Frame_20_contents"><draw:frame draw:style-name="fr5" draw:name="graphics5" text:anchor-type="paragraph" svg:width="5in" svg:height="2.4646in" draw:z-index="18"><draw:image xlink:href="../images/InteractiveTools/line2.png" xlink:type="simple" xlink:show="embed" xlink:actuate="onLoad"/></draw:frame></text:p><text:p text:style-name="Figure">Figure <text:sequence text:ref-name="refFigure5" text:name="Figure" text:formula="ooow:Figure+1" style:num-format="1">1-6</text:sequence>: Line tool in 3D</text:p></draw:text-box></draw:frame>The line tool can be used to set the attributes for certain VisIt operators such as VisIt's Lineout operator. If a plot has a Lineout operator applied to it, the line tool is initialized with that operator's endpoints when it is first enabled. As the line tool is repositioned and reoriented, the line tool's line endpoints are given to the Lineout operator and and Curve plots that are fed by the Lineout operator are recalculated.</text:p>
      <text:h text:style-name="Heading_20_1" text:outline-level="2">Plane Tool</text:h>
      <text:p text:style-name="Body">The plane tool allows the user to see a representation of a slice plane in a visualization window and position the plane relative to plots that may exist in the window. The plane tool, shown in <text:sequence-ref text:reference-format="category-and-value" text:ref-name="refFigure6">Figure 1-7</text:sequence-ref>, is represented as a set of 3D axes, a bounding rectangle, and text which gives the plane equation in origin-normal form. The plane tool provides several hot points positioned along the 3D axes that are used to position and orient the tool. The hot point nearest the origin allows the user to move the plane tool in a plane parallel to the computer screen. The hot point that lies in the middle of the plane's Z-axis translates the plane tool along its normal vector when the hotpoint is dragged up and down. The hot point on the end of the Z-axis causes the plane tool to rotate freely when the hot point is moved. When the plane tool is facing into the screen, the Z-axis vector turns red to indicate which direction the plane tool is pointing. The other hot points also rotate the plane tool but they restrict the rotation to a single axis of rotation.</text:p>
      <text:p text:style-name="Body"><draw:frame draw:style-name="fr3" draw:name="Frame6" text:anchor-type="paragraph" svg:width="6in" draw:z-index="19"><draw:text-box fo:min-height="6in"><text:p text:style-name="Frame_20_contents"><draw:frame draw:style-name="fr5" draw:name="graphics6" text:anchor-type="paragraph" svg:width="6in" svg:height="5.7118in" draw:z-index="20"><draw:image xlink:href="../images/InteractiveTools/planetool.png" xlink:type="simple" xlink:show="embed" xlink:actuate="onLoad"/></draw:frame><draw:g text:anchor-type="paragraph" draw:z-index="22" draw:style-name="gr1"><draw:line draw:style-name="gr17" draw:text-style-name="P12" svg:x1="4.1055in" svg:y1="3.3929in" svg:x2="4.1055in" svg:y2="3.8409in"><text:p/></draw:line><draw:line draw:style-name="gr16" draw:text-style-name="P12" svg:x1="4.3138in" svg:y1="2.622in" svg:x2="4.8346in" svg:y2="2.622in"><text:p/></draw:line><draw:line draw:style-name="gr17" draw:text-style-name="P12" svg:x1="4.4181in" svg:y1="1.0909in" svg:x2="4.9079in" svg:y2="1.0909in"><text:p/></draw:line><draw:line draw:style-name="gr16" draw:text-style-name="P12" svg:x1="3.0327in" svg:y1="1.1846in" svg:x2="3.0327in" svg:y2="0.6429in"><text:p/></draw:line><draw:line draw:style-name="gr17" draw:text-style-name="P12" svg:x1="2.9075in" svg:y1="2.8618in" svg:x2="2.1472in" svg:y2="2.8618in"><text:p/></draw:line><draw:line draw:style-name="gr16" draw:text-style-name="P12" svg:x1="3.5118in" svg:y1="3.1008in" svg:x2="2.8866in" svg:y2="3.6843in"><text:p/></draw:line><draw:frame draw:style-name="gr19" draw:text-style-name="P13" svg:width="0.9795in" svg:height="0.2921in" svg:x="2.7094in" svg:y="0.4555in"><draw:text-box><text:p><text:span text:style-name="T1">Rotate X</text:span></text:p></draw:text-box></draw:frame><draw:frame draw:style-name="gr12" draw:text-style-name="P13" svg:width="0.8232in" svg:height="0.2713in" svg:x="4.8657in" svg:y="2.4866in"><draw:text-box><text:p><text:span text:style-name="T1">Rotate Y</text:span></text:p></draw:text-box></draw:frame><draw:frame draw:style-name="gr22" draw:text-style-name="P14" svg:width="1.0315in" svg:height="0.2398in" svg:x="3.6681in" svg:y="3.8618in"><draw:text-box><text:p text:style-name="P12"><text:span text:style-name="T1">Free Rotate</text:span></text:p></draw:text-box></draw:frame><draw:frame draw:style-name="gr22" draw:text-style-name="P13" svg:width="1.8543in" svg:height="0.2398in" svg:x="1.8201in" svg:y="3.6846in"><draw:text-box><text:p><text:span text:style-name="T1">Translate along normal</text:span></text:p></draw:text-box></draw:frame><draw:frame draw:style-name="gr26" draw:text-style-name="P13" svg:width="1.2398in" svg:height="0.2815in" svg:x="1.1783in" svg:y="2.789in"><draw:text-box><text:p><text:span text:style-name="T1">Translate origin</text:span></text:p></draw:text-box></draw:frame></draw:g><draw:frame text:anchor-type="paragraph" draw:z-index="21" draw:style-name="gr31" draw:text-style-name="P13" svg:width="1.0398in" svg:height="0.2504in" svg:x="4.9598in" svg:y="0.9764in"><draw:text-box><text:p><text:span text:style-name="T1">Scale</text:span></text:p></draw:text-box></draw:frame></text:p><text:p text:style-name="Figure">Figure <text:sequence text:ref-name="refFigure6" text:name="Figure" text:formula="ooow:Figure+1" style:num-format="1">1-7</text:sequence>: Plane tool with sliced plot</text:p></draw:text-box></draw:frame><text:soft-page-break/>You can use the plane tool to set the attributes for certain VisIt plots and operators. The Slice operator, for example, can update its plane equation from the plane tool's plane equation. If a plot has a Slice operator applied to it, the plane tool is initialized with that operator's slice plane when it is first enabled. As the plane tool is repositioned and reoriented, the plane tool's plane equation is given to the operator and the sliced plot is recalculated. You can also use the plane tool with the Streamline plot to modify the source plane that it uses for streamline seed points.</text:p>
      <text:h text:style-name="Heading_20_1" text:outline-level="2">Point Tool</text:h>
      <text:p text:style-name="Body">The point tool allows you to position a single point relative to plots that exist in the visualization <text:soft-page-break/>window. The point tool, shown in <text:sequence-ref text:reference-format="category-and-value" text:ref-name="refFigure7">Figure 1-8</text:sequence-ref>, provides one hot point at the tool's origin. Clicking on the hot point and moving the mouse moves the point tool's origin in a plane perpendicular to the screen. Holding down the <text:span text:style-name="Emphasis">Shift</text:span> key before clicking on the hot point moves the point tool's origin along the plot axis that most faces the user. Holding down the <text:span text:style-name="Emphasis">Ctrl</text:span> key moves point tool along the plot axis that points up. The point tool is commonly used to set the origin for the ThreeSlice operator or set the location of a point streamline source for the Streamline plot.</text:p>
      <text:h text:style-name="Heading_20_1" text:outline-level="2"><draw:frame draw:style-name="fr4" draw:name="Frame7" text:anchor-type="paragraph" svg:width="5in" draw:z-index="23"><draw:text-box fo:min-height="5in"><text:p text:style-name="Frame_20_contents"><draw:frame draw:style-name="fr5" draw:name="graphics7" text:anchor-type="paragraph" svg:width="5in" svg:height="5in" draw:z-index="24"><draw:image xlink:href="../images/InteractiveTools/pointtool.png" xlink:type="simple" xlink:show="embed" xlink:actuate="onLoad"/></draw:frame><draw:frame text:anchor-type="paragraph" draw:z-index="25" draw:style-name="gr32" draw:text-style-name="P13" svg:width="1.2815in" svg:height="0.313in" svg:x="2.5846in" svg:y="0.2819in"><draw:text-box><text:p><text:span text:style-name="T1">Origin</text:span></text:p></draw:text-box></draw:frame><draw:line text:anchor-type="paragraph" draw:z-index="26" draw:style-name="gr33" draw:text-style-name="P12" svg:x1="2.522in" svg:y1="2.3134in" svg:x2="2.7512in" svg:y2="0.4799in"><text:p/></draw:line></text:p><text:p text:style-name="Figure">Figure <text:sequence text:ref-name="refFigure7" text:name="Figure" text:formula="ooow:Figure+1" style:num-format="1">1-8</text:sequence>: Point tool</text:p></draw:text-box></draw:frame>Sphere Tool</text:h>
      <text:p text:style-name="Body">The sphere tool allows you to position a sphere relative to plots that exist in the visualization window. The sphere tool, shown in <text:sequence-ref text:reference-format="category-and-value" text:ref-name="refFigure8">Figure 1-9</text:sequence-ref>, provides several hot points that are used to position and scale the sphere. The hot point nearest the center of the sphere is the origin hot point and it is used to translate the sphere in a plane parallel to the screen. The other hot points are all used to scale the sphere. To scale the sphere, click on one of the scaling hot points and move the <text:soft-page-break/>mouse towards the origin hot point to shrink the sphere or move the hot point away from the origin to enlarge the sphere.</text:p>
      <text:p text:style-name="Body"><draw:frame draw:style-name="fr4" draw:name="Frame8" text:anchor-type="paragraph" svg:width="5in" draw:z-index="27"><draw:text-box fo:min-height="5in"><text:p text:style-name="Frame_20_contents"><draw:frame draw:style-name="fr7" draw:name="graphics8" text:anchor-type="paragraph" svg:width="5in" svg:height="4.7598in" draw:z-index="28"><draw:image xlink:href="../images/InteractiveTools/spheretool.png" xlink:type="simple" xlink:show="embed" xlink:actuate="onLoad"/></draw:frame><draw:line text:anchor-type="paragraph" draw:z-index="29" draw:style-name="gr33" draw:text-style-name="P12" svg:x1="2.7098in" svg:y1="0.5in" svg:x2="4.1996in" svg:y2="0.8543in"><text:p/></draw:line><draw:line text:anchor-type="paragraph" draw:z-index="30" draw:style-name="gr33" draw:text-style-name="P12" svg:x1="3.8661in" svg:y1="2.0732in" svg:x2="4.1996in" svg:y2="0.8543in"><text:p/></draw:line><draw:line text:anchor-type="paragraph" draw:z-index="31" draw:style-name="gr33" draw:text-style-name="P12" svg:x1="3.8661in" svg:y1="2.8752in" svg:x2="4.1996in" svg:y2="0.8543in"><text:p/></draw:line><draw:frame text:anchor-type="paragraph" draw:z-index="32" draw:style-name="gr34" svg:width="0.6567in" svg:height="0.2295in" svg:x="4.2516in" svg:y="0.7398in"><draw:text-box><text:p>Scale</text:p></draw:text-box></draw:frame><draw:line text:anchor-type="paragraph" draw:z-index="33" draw:style-name="gr33" draw:text-style-name="P12" svg:x1="2.5953in" svg:y1="2.3437in" svg:x2="1.5744in" svg:y2="4.052in"><text:p/></draw:line><draw:frame text:anchor-type="paragraph" draw:z-index="34" draw:style-name="gr35" svg:width="1.3335in" svg:height="0.3232in" svg:x="0.4701in" svg:y="3.9374in"><draw:text-box><text:p>Translate origin</text:p></draw:text-box></draw:frame></text:p><text:p text:style-name="Figure">Figure <text:sequence text:ref-name="refFigure8" text:name="Figure" text:formula="ooow:Figure+1" style:num-format="1">1-9</text:sequence>: Sphere tool</text:p></draw:text-box></draw:frame>You can use the sphere tool to set the attributes for certain VisIt plots and operators. The sphere tool is commonly used to set the attributes for the Sphere slice operator. After applying a Sphere slice operator to a plot, enable the Sphere tool to interactively position the sphere that slices the plot. You can also use the sphere tool to set the seed points for the Streamline p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marker draw:name="Arrowheads_20_2" draw:display-name="Arrowheads 2" svg:viewBox="0 0 1013 1130" svg:d="m1009 1050-449-1008-22-30-29-12-34 12-21 26-449 1012-5 13v8l5 21 12 21 17 13 21 4h903l21-4 21-13 9-21 4-21v-8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2</text:page-number></text:p>
      </style:footer>
    </style:master-page>
    <style:master-page style:name="First_20_Page" style:display-name="First Page" style:page-layout-name="Mpm2" style:next-style-name="Left_20_Page">
      <style:footer>
        <text:p text:style-name="MP3"><text:page-number text:select-page="current">2</text:page-number></text:p>
      </style:footer>
    </style:master-page>
    <style:master-page style:name="Left_20_Page" style:display-name="Left Page" style:page-layout-name="Mpm3" style:next-style-name="Right_20_Page">
      <style:header>
        <text:p text:style-name="MP4"><text:chapter text:display="name" text:outline-level="2">Line Tool</text:chapter></text:p>
      </style:header>
      <style:footer>
        <text:p text:style-name="Footer"><text:page-number text:select-page="current">2</text:page-number></text:p>
      </style:footer>
    </style:master-page>
    <style:master-page style:name="Right_20_Page" style:display-name="Right Page" style:page-layout-name="Mpm4" style:next-style-name="Left_20_Page">
      <style:header>
        <text:p text:style-name="MP5"><text:chapter text:display="name" text:outline-level="2">Line Tool</text:chapter></text:p>
      </style:header>
      <style:footer>
        <text:p text:style-name="MP6"><text:page-number text:select-page="current">2</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30:40</meta:creation-date>
    <dc:language>en-US</dc:language>
    <meta:editing-cycles>2</meta:editing-cycles>
    <meta:editing-duration>PT4M49S</meta:editing-duration>
    <meta:initial-creator>Brad Whitlock</meta:initial-creator>
    <meta:document-statistic meta:table-count="0" meta:image-count="8" meta:object-count="0" meta:page-count="8" meta:paragraph-count="43" meta:word-count="1674" meta:character-count="9092"/>
    <dc:date>2010-09-08T11:33:16</dc:date>
    <dc:creator>Brad Whitlock</dc:creator>
    <meta:user-defined meta:name="Info 2"/>
    <meta:user-defined meta:name="Info 3"/>
    <meta:user-defined meta:name="Info 4"/>
    <meta:user-defined meta:name="Subdocument Chapter name">Interactive Tools</meta:user-defined>
  </office:meta>
</office:document-meta>
</file>